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Menlo, Monaco, Consolas, 'Liberation Mono', 'Courier New', 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-left="0.318cm" fo:padding-right="0cm" fo:padding-top="0.318cm" fo:padding-bottom="0.318cm" fo:border-left="0.06pt solid #000000" fo:border-right="none" fo:border-top="0.06pt solid #000000" fo:border-bottom="0.06pt solid #000000"/>
    </style:style>
    <style:style style:name="P2" style:family="paragraph" style:parent-style-name="Standard">
      <style:text-properties officeooo:rsid="001611e2" officeooo:paragraph-rsid="001611e2"/>
    </style:style>
    <style:style style:name="P3" style:family="paragraph" style:parent-style-name="Standard">
      <style:text-properties officeooo:rsid="00162302" officeooo:paragraph-rsid="00162302"/>
    </style:style>
    <style:style style:name="P4" style:family="paragraph" style:parent-style-name="Standard">
      <style:text-properties officeooo:paragraph-rsid="00162302"/>
    </style:style>
    <style:style style:name="P5" style:family="paragraph" style:parent-style-name="Standard">
      <style:text-properties style:text-line-through-style="solid" style:text-line-through-type="single" officeooo:rsid="0017d8ad" officeooo:paragraph-rsid="0017d8ad"/>
    </style:style>
    <style:style style:name="P6" style:family="paragraph" style:parent-style-name="Standard">
      <style:text-properties officeooo:rsid="0017d8ad" officeooo:paragraph-rsid="0017d8ad"/>
    </style:style>
    <style:style style:name="P7" style:family="paragraph" style:parent-style-name="Standard">
      <style:text-properties officeooo:rsid="001bb3fb" officeooo:paragraph-rsid="001bb3fb"/>
    </style:style>
    <style:style style:name="P8" style:family="paragraph" style:parent-style-name="Standard">
      <style:text-properties officeooo:rsid="001bb3fb" officeooo:paragraph-rsid="001bb3fb"/>
    </style:style>
    <style:style style:name="T1" style:family="text">
      <style:text-properties officeooo:rsid="00162302"/>
    </style:style>
    <style:style style:name="T2" style:family="text">
      <style:text-properties fo:font-variant="normal" fo:text-transform="none" style:font-name="ui-monospace" fo:font-size="10.5pt" fo:letter-spacing="normal" fo:font-style="normal" fo:font-weight="normal" loext:padding="0.049cm" loext:border="0.06pt solid #000000"/>
    </style:style>
    <style:style style:name="T3" style:family="text">
      <style:text-properties fo:font-variant="normal" fo:text-transform="none" fo:color="#bb8844" loext:opacity="100%" style:font-name="ui-monospace" fo:font-size="10.5pt" fo:letter-spacing="normal" fo:font-style="normal" fo:font-weight="normal" loext:padding="0.049cm" loext:border="0.06pt solid #000000"/>
    </style:style>
    <style:style style:name="T4" style:family="text">
      <style:text-properties fo:font-variant="normal" fo:text-transform="none" fo:color="#bb8844" loext:opacity="100%" style:font-name="ui-monospace" fo:font-size="10.5pt" fo:letter-spacing="normal" fo:font-style="normal" fo:font-weight="normal" officeooo:rsid="00162302" loext:padding="0.049cm" loext:border="0.06pt solid #000000"/>
    </style:style>
    <style:style style:name="T5" style:family="text">
      <style:text-properties fo:font-variant="normal" fo:text-transform="none" fo:letter-spacing="normal" loext:padding="0.049cm" loext:border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éer onglet recherche</text:p>
      <text:p text:style-name="P2">Voir : <text:tab/><text:a xlink:type="simple" xlink:href="https://numerique.canada.ca/2022/07/14/aider-les-gens-à-trouver-du-contenu--comment-créer-une-barre-de-recherche-sur-un-site-web/" text:style-name="Internet_20_link" text:visited-style-name="Visited_20_Internet_20_Link">https://numerique.canada.ca/2022/07/14/aider-les-gens-%C3%A0-trouver-du-contenu--comment-cr%C3%A9er-une-barre-de-recherche-sur-un-site-web/</text:a></text:p>
      <text:p text:style-name="P2"><text:tab/><text:a xlink:type="simple" xlink:href="https://lunrjs.com/" text:style-name="Internet_20_link" text:visited-style-name="Visited_20_Internet_20_Link">https://lunrjs.com/</text:a> et <text:a xlink:type="simple" xlink:href="https://lunrjs.com/guides/getting_started.html" text:style-name="Internet_20_link" text:visited-style-name="Visited_20_Internet_20_Link">https://lunrjs.com/guides/getting_started.html</text:a></text:p>
      <text:p text:style-name="P2"/>
      <text:p text:style-name="P2"><text:tab/><text:a xlink:type="simple" xlink:href="https://stackoverflow.com/questions/76621753/how-do-i-create-a-json-file-in-hugo" text:style-name="Internet_20_link" text:visited-style-name="Visited_20_Internet_20_Link">https://stackoverflow.com/questions/76621753/how-do-i-create-a-json-file-in-hugo</text:a> </text:p>
      <text:p text:style-name="P2"/>
      <text:p text:style-name="P3">Mettre outpu dans hugo.toml </text:p>
      <text:p text:style-name="P4"><text:span text:style-name="T1"><text:tab/></text:span><text:span text:style-name="Source_20_Text"><text:span text:style-name="T2">[outputs]</text:span></text:span></text:p>
      <text:p text:style-name="P1"><text:span text:style-name="Source_20_Text"><text:span text:style-name="T5"><text:s text:c="2"/></text:span></text:span><text:span text:style-name="Source_20_Text"><text:span text:style-name="T2">home = [</text:span></text:span><text:span text:style-name="Source_20_Text"><text:span text:style-name="T3">'html'</text:span></text:span><text:span text:style-name="Source_20_Text"><text:span text:style-name="T2">, </text:span></text:span><text:span text:style-name="Source_20_Text"><text:span text:style-name="T3">'rss', ‘</text:span></text:span><text:span text:style-name="Source_20_Text"><text:span text:style-name="T4">json’</text:span></text:span><text:span text:style-name="Source_20_Text"><text:span text:style-name="T2">]</text:span></text:span></text:p>
      <text:p text:style-name="P1"><text:span text:style-name="Source_20_Text"><text:span text:style-name="T5"><text:s text:c="2"/></text:span></text:span><text:span text:style-name="Source_20_Text"><text:span text:style-name="T2">page = [</text:span></text:span><text:span text:style-name="Source_20_Text"><text:span text:style-name="T3">'html'</text:span></text:span><text:span text:style-name="Source_20_Text"><text:span text:style-name="T2">]</text:span></text:span></text:p>
      <text:p text:style-name="P3"/>
      <text:p text:style-name="P5">Créer index.json</text:p>
      <text:p text:style-name="P5">Créer layouts/partials/search.html</text:p>
      <text:p text:style-name="P6"/>
      <text:p text:style-name="P7">Créer layouts/_default/list.search.json</text:p>
      <text:p text:style-name="P7">Mettre les outputs dans hugo.toml</text:p>
      <text:p text:style-name="P7">ATTENTION AUX ESPACES TABULATIONS !!!</text:p>
      <text:p text:style-name="P7"/>
      <text:p text:style-name="P7"/>
      <text:p text:style-name="P7"><text:a xlink:type="simple" xlink:href="https://victoria.dev/add-search-to-hugo-static-sites-with-lunr/" text:style-name="Internet_20_link" text:visited-style-name="Visited_20_Internet_20_Link">https://victoria.dev/add-search-to-hugo-static-sites-with-lunr/</text:a></text:p>
      <text:p text:style-name="P7"><text:a xlink:type="simple" xlink:href="https://www.stephanmiller.com/static-site-search/" text:style-name="Internet_20_link" text:visited-style-name="Visited_20_Internet_20_Link">https://www.stephanmiller.com/static-site-search/</text:a></text:p>
      <text:p text:style-name="P7"><text:a xlink:type="simple" xlink:href="https://ataylor.io/blog/lunr-search/" text:style-name="Internet_20_link" text:visited-style-name="Visited_20_Internet_20_Link">https://ataylor.io/blog/lunr-search/</text:a></text:p>
      <text:p text:style-name="P7">https://pankajpipada.com/posts/2024-05-27-hugo-search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8:55:07.106802662</meta:creation-date>
    <dc:date>2025-05-03T19:42:49.975407263</dc:date>
    <meta:editing-duration>PT14H50M23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44" meta:character-count="769" meta:non-whitespace-character-count="733"/>
  </office:meta>
</office:document-meta>
</file>